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Verdana, 'Lucida Sans Unicode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Liberation Mono" fo:font-size="12pt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 fo:font-size="12pt" officeooo:rsid="0033b6e0" officeooo:paragraph-rsid="0033b6e0" style:font-size-asian="12pt" style:font-name-complex="Liberation Mono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12pt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2pt" officeooo:rsid="003418fe" officeooo:paragraph-rsid="003418fe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2pt" officeooo:rsid="0036ca58" officeooo:paragraph-rsid="0036ca58" style:font-size-asian="12pt" style:font-name-complex="Liberation Mono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fo:font-size="12pt" officeooo:rsid="0038dc49" officeooo:paragraph-rsid="0038dc49" style:font-size-asian="12pt" style:font-name-complex="Liberation Mono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Mono" fo:font-size="12pt" officeooo:rsid="00398e74" officeooo:paragraph-rsid="00398e74" style:font-size-asian="12pt" style:font-name-complex="Liberation Mono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Mono" fo:font-size="12pt" officeooo:rsid="003a97b7" officeooo:paragraph-rsid="003a97b7" style:font-size-asian="12pt" style:font-name-complex="Liberation Mono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Mono" fo:font-size="12pt" officeooo:rsid="003c5a2f" officeooo:paragraph-rsid="003c5a2f" style:font-size-asian="12pt" style:font-name-complex="Liberation Mono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2pt" officeooo:rsid="003ce2ec" officeooo:paragraph-rsid="003ce2ec" style:font-size-asian="12pt" style:font-name-complex="Liberation Mono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Mono" fo:font-size="12pt" officeooo:rsid="003ce2ec" officeooo:paragraph-rsid="003ce2ec" style:font-size-asian="12pt" style:font-name-complex="Liberation Mono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2pt" officeooo:rsid="003d4583" officeooo:paragraph-rsid="003d4583" style:font-size-asian="12pt" style:font-name-complex="Liberation Mono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fo:font-size="12pt" officeooo:rsid="003dcd07" officeooo:paragraph-rsid="003dcd07" style:font-size-asian="12pt" style:font-name-complex="Liberation Mono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" fo:font-size="12pt" officeooo:rsid="00499fdb" officeooo:paragraph-rsid="00499fdb" style:font-size-asian="12pt" style:font-name-complex="Liberation Mono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" fo:font-size="12pt" officeooo:rsid="004a40a8" officeooo:paragraph-rsid="004a40a8" style:font-size-asian="12pt" style:font-name-complex="Liberation Mono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" fo:font-size="12pt" officeooo:rsid="00586df6" officeooo:paragraph-rsid="00586df6" style:font-size-asian="12pt" style:font-name-complex="Liberation Mono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fo:font-size="12pt" officeooo:rsid="005ab972" officeooo:paragraph-rsid="005ab972" style:font-size-asian="12pt" style:font-name-complex="Liberation Mono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fo:font-size="12pt" officeooo:rsid="005dff9d" officeooo:paragraph-rsid="005dff9d" style:font-size-asian="12pt" style:font-name-complex="Liberation Mono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Mono" fo:font-size="12pt" officeooo:rsid="005f90ec" officeooo:paragraph-rsid="005f90ec" style:font-size-asian="12pt" style:font-name-complex="Liberation Mono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Mono" fo:font-size="12pt" officeooo:rsid="005fc866" officeooo:paragraph-rsid="005fc866" style:font-size-asian="12pt" style:font-name-complex="Liberation Mono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" fo:font-size="12pt" officeooo:rsid="006107e4" officeooo:paragraph-rsid="006107e4" style:font-size-asian="12pt" style:font-name-complex="Liberation Mono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2pt" officeooo:rsid="0065ddc3" officeooo:paragraph-rsid="0065ddc3" style:font-size-asian="12pt" style:font-name-complex="Liberation Mono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2pt" officeooo:rsid="0066eecd" officeooo:paragraph-rsid="0066eecd" style:font-size-asian="12pt" style:font-name-complex="Liberation Mono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2pt" officeooo:rsid="006a3da9" officeooo:paragraph-rsid="006a3da9" style:font-size-asian="12pt" style:font-name-complex="Liberation Mono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" fo:font-size="12pt" officeooo:rsid="006ebef0" officeooo:paragraph-rsid="006f8610" style:font-size-asian="12pt" style:font-name-complex="Liberation Mono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Mono" fo:font-size="12pt" officeooo:rsid="006f8610" officeooo:paragraph-rsid="006f8610" style:font-size-asian="12pt" style:font-name-complex="Liberation Mono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Mono" fo:font-size="12pt" officeooo:rsid="00704685" officeooo:paragraph-rsid="00704685" style:font-size-asian="12pt" style:font-name-complex="Liberation Mono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Mono" fo:font-size="12pt" officeooo:rsid="007077fa" officeooo:paragraph-rsid="007077fa" style:font-size-asian="12pt" style:font-name-complex="Liberation Mono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Mono" fo:font-size="12pt" officeooo:rsid="0072773c" officeooo:paragraph-rsid="0072773c" style:font-size-asian="12pt" style:font-name-complex="Liberation Mono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Mono" fo:font-size="12pt" officeooo:rsid="005256bf" officeooo:paragraph-rsid="007dc399" style:font-size-asian="12pt" style:font-name-complex="Liberation Mono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color="#ed1c24" style:font-name="Liberation Mono" fo:font-size="12pt" officeooo:rsid="003418fe" officeooo:paragraph-rsid="003418fe" style:font-size-asian="12pt" style:font-name-complex="Liberation Mono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color="#ed1c24" style:font-name="Liberation Mono" fo:font-size="12pt" officeooo:rsid="00367430" officeooo:paragraph-rsid="00367430" style:font-size-asian="12pt" style:font-name-complex="Liberation Mono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color="#ed1c24" style:font-name="Liberation Mono" fo:font-size="12pt" officeooo:rsid="0036ee10" officeooo:paragraph-rsid="0036ee10" style:font-size-asian="12pt" style:font-name-complex="Liberation Mono" style:font-size-complex="12pt"/>
    </style:style>
    <style:style style:name="P34" style:family="paragraph" style:parent-style-name="Table_20_Contents">
      <style:paragraph-properties fo:text-align="start" style:justify-single-word="false"/>
      <style:text-properties officeooo:paragraph-rsid="004fca7d" style:font-size-asian="12pt"/>
    </style:style>
    <style:style style:name="P35" style:family="paragraph" style:parent-style-name="Table_20_Contents">
      <style:paragraph-properties fo:text-align="start" style:justify-single-word="false"/>
      <style:text-properties officeooo:paragraph-rsid="006f9a76" style:font-size-asian="12pt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Liberation Mono" fo:font-size="12pt" officeooo:rsid="002760cc" officeooo:paragraph-rsid="002760cc" style:font-size-asian="12pt" style:font-name-complex="Liberation Mono" style:font-size-complex="12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Liberation Mono" fo:font-size="12pt" officeooo:rsid="002760cc" officeooo:paragraph-rsid="002d560d" style:font-size-asian="12pt" style:font-name-complex="Liberation Mono" style:font-size-complex="12pt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Liberation Mono" fo:font-size="12pt" officeooo:rsid="0023fdeb" officeooo:paragraph-rsid="0023fdeb" style:font-size-asian="12pt" style:font-name-complex="Liberation Mono" style:font-size-complex="12pt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Liberation Mono" fo:font-size="12pt" officeooo:rsid="0023fdeb" officeooo:paragraph-rsid="002760cc" style:font-size-asian="12pt" style:font-name-complex="Liberation Mono" style:font-size-complex="12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Liberation Mono" fo:font-size="12pt" officeooo:rsid="002c8107" officeooo:paragraph-rsid="002d560d" style:font-size-asian="12pt" style:font-name-complex="Liberation Mono" style:font-size-complex="12p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Liberation Mono" fo:font-size="12pt" officeooo:rsid="002d560d" officeooo:paragraph-rsid="0041eeeb" style:font-size-asian="12pt" style:font-name-complex="Liberation Mono" style:font-size-complex="12pt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font-name="Liberation Mono" fo:font-size="12pt" officeooo:rsid="002d560d" officeooo:paragraph-rsid="002db1b3" style:font-size-asian="12pt" style:font-name-complex="Liberation Mono" style:font-size-complex="12pt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Liberation Mono" fo:font-size="12pt" officeooo:rsid="002fd386" officeooo:paragraph-rsid="0041eeeb" style:font-size-asian="12pt" style:font-name-complex="Liberation Mono" style:font-size-complex="12pt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Liberation Mono" fo:font-size="12pt" officeooo:rsid="003418fe" officeooo:paragraph-rsid="002d560d" style:font-size-asian="12pt" style:font-name-complex="Liberation Mono" style:font-size-complex="12pt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Liberation Mono" fo:font-size="12pt" style:text-underline-style="solid" style:text-underline-type="double" style:text-underline-width="auto" style:text-underline-color="font-color" officeooo:rsid="002fd386" officeooo:paragraph-rsid="002fd386" style:font-size-asian="12pt" style:font-name-complex="Liberation Mono" style:font-size-complex="12pt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Liberation Mono" fo:font-size="12pt" style:text-underline-style="none" officeooo:rsid="003418fe" officeooo:paragraph-rsid="0041eeeb" style:font-size-asian="12pt" style:font-name-complex="Liberation Mono" style:font-size-complex="12pt"/>
    </style:style>
    <style:style style:name="T1" style:family="text">
      <style:text-properties officeooo:rsid="00287410"/>
    </style:style>
    <style:style style:name="T2" style:family="text">
      <style:text-properties officeooo:rsid="0029f060"/>
    </style:style>
    <style:style style:name="T3" style:family="text">
      <style:text-properties officeooo:rsid="002db1b3"/>
    </style:style>
    <style:style style:name="T4" style:family="text">
      <style:text-properties officeooo:rsid="0035b114"/>
    </style:style>
    <style:style style:name="T5" style:family="text">
      <style:text-properties style:font-name="Liberation Mono" fo:font-size="12pt" style:font-name-complex="Liberation Mono" style:font-size-complex="12pt"/>
    </style:style>
    <style:style style:name="T6" style:family="text">
      <style:text-properties style:font-name="Liberation Mono" fo:font-size="12pt" officeooo:rsid="004ecfca" style:font-name-complex="Liberation Mono" style:font-size-complex="12pt"/>
    </style:style>
    <style:style style:name="T7" style:family="text">
      <style:text-properties style:font-name="Liberation Mono" fo:font-size="12pt" officeooo:rsid="00539d76" style:font-name-complex="Liberation Mono" style:font-size-complex="12pt"/>
    </style:style>
    <style:style style:name="T8" style:family="text">
      <style:text-properties style:font-name="Liberation Mono" fo:font-size="12pt" officeooo:rsid="006f8610" style:font-name-complex="Liberation Mono" style:font-size-complex="12pt"/>
    </style:style>
    <style:style style:name="T9" style:family="text">
      <style:text-properties style:font-name="Liberation Mono" fo:font-size="12pt" officeooo:rsid="006f9a76" style:font-name-complex="Liberation Mono" style:font-size-complex="12pt"/>
    </style:style>
    <style:style style:name="T10" style:family="text">
      <style:text-properties officeooo:rsid="004117ad"/>
    </style:style>
    <style:style style:name="T11" style:family="text">
      <style:text-properties officeooo:rsid="0043aeb1"/>
    </style:style>
    <style:style style:name="T12" style:family="text">
      <style:text-properties fo:color="#ed1c24"/>
    </style:style>
    <style:style style:name="T13" style:family="text">
      <style:text-properties officeooo:rsid="004ac9ef"/>
    </style:style>
    <style:style style:name="T14" style:family="text">
      <style:text-properties fo:font-variant="normal" fo:text-transform="none" fo:color="#000000" fo:letter-spacing="normal" style:font-name-asian="Tahoma" style:font-size-asian="9.75pt" style:font-style-asian="normal" style:font-weight-asian="normal"/>
    </style:style>
    <style:style style:name="T15" style:family="text">
      <style:text-properties officeooo:rsid="00539d76"/>
    </style:style>
    <style:style style:name="T16" style:family="text">
      <style:text-properties officeooo:rsid="0053df3e"/>
    </style:style>
    <style:style style:name="T17" style:family="text">
      <style:text-properties officeooo:rsid="0055e8a1"/>
    </style:style>
    <style:style style:name="T18" style:family="text">
      <style:text-properties officeooo:rsid="005b2ad3"/>
    </style:style>
    <style:style style:name="T19" style:family="text">
      <style:text-properties officeooo:rsid="00601c81"/>
    </style:style>
    <style:style style:name="T20" style:family="text">
      <style:text-properties officeooo:rsid="0066eecd"/>
    </style:style>
    <style:style style:name="T21" style:family="text">
      <style:text-properties officeooo:rsid="0068a265"/>
    </style:style>
    <style:style style:name="T22" style:family="text">
      <style:text-properties officeooo:rsid="006ab0a1"/>
    </style:style>
    <style:style style:name="T23" style:family="text">
      <style:text-properties officeooo:rsid="006bb891"/>
    </style:style>
    <style:style style:name="T24" style:family="text">
      <style:text-properties officeooo:rsid="006f86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6">Trinity of <text:span text:style-name="T2">St. </text:span>Augustine <text:span text:style-name="T10">of Hippo</text:span>: <text:span text:style-name="T1">A mystery and escape?</text:span></text:p>
      <text:p text:style-name="P39"/>
      <text:p text:style-name="P38">Jesus: the Son of God, he’s also God. </text:p>
      <text:p text:style-name="P37"/>
      <text:p text:style-name="P40">The mystery of the Trinity. <text:span text:style-name="T3">The explanation of St. Augustine. </text:span></text:p>
      <text:p text:style-name="P41"/>
      <text:p text:style-name="P43">The Baptism of Jesus, Father, Son, and Holy Spirit, inseparable, but in this passage, they do not seem unified. </text:p>
      <text:p text:style-name="P43">Also, all of their works are clearly separated. </text:p>
      <text:p text:style-name="P43"/>
      <text:p text:style-name="P43">One <text:span text:style-name="T11">Essence, but three Persons(Augustine prefers, more precise. ) / Substances(Nicea), have their own distinct works. </text:span></text:p>
      <text:p text:style-name="P43"/>
      <text:p text:style-name="P43">Over against the Greek formulation from Nicea of one essence (<text:span text:style-name="T12">ousia</text:span>), three substances (<text:span text:style-name="T12">hypostases</text:span>), Augustine preferred the expression in Latin which was one essence (<text:span text:style-name="T12">essentia</text:span>), three persons (<text:span text:style-name="T12">personae</text:span>).</text:p>
      <text:p text:style-name="P43"/>
      <text:p text:style-name="P43">Gk. hypostasis = Lat. Substantia</text:p>
      <text:p text:style-name="P43"/>
      <text:p text:style-name="P46"/>
      <text:p text:style-name="P4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2">Memory</text:p>
          </table:table-cell>
          <table:table-cell table:style-name="Table1.A1" office:value-type="string">
            <text:p text:style-name="P42"><text:span text:style-name="T16">Intellect / </text:span>Understanding</text:p>
          </table:table-cell>
          <table:table-cell table:style-name="Table1.C1" office:value-type="string">
            <text:p text:style-name="P42">Will / <text:span text:style-name="T17">Direct</text:span></text:p>
          </table:table-cell>
        </table:table-row>
        <table:table-row>
          <table:table-cell table:style-name="Table1.A2" table:number-columns-spanned="3" office:value-type="string">
            <text:p text:style-name="P2">One Mind</text:p>
            <text:p text:style-name="P2">類比神的三一；目的不在證明神是三一，乃在幫助人瞭解神絕對的一又真正的三。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31"><text:span text:style-name="T4">To: </text:span>Remember a story</text:p>
          </table:table-cell>
          <table:table-cell table:style-name="Table1.A3" office:value-type="string">
            <text:p text:style-name="P4">Understood words</text:p>
          </table:table-cell>
          <table:table-cell table:style-name="Table1.A2" office:value-type="string">
            <text:p text:style-name="P4">Will yourself to recall that story</text:p>
          </table:table-cell>
        </table:table-row>
        <table:table-row>
          <table:table-cell table:style-name="Table1.A3" office:value-type="string">
            <text:p text:style-name="P5">Remember the concept</text:p>
          </table:table-cell>
          <table:table-cell table:style-name="Table1.A3" office:value-type="string">
            <text:p text:style-name="P32">To: <text:span text:style-name="T4">Understand a concept</text:span></text:p>
          </table:table-cell>
          <table:table-cell table:style-name="Table1.A2" office:value-type="string">
            <text:p text:style-name="P5">Will yourself to understand it</text:p>
          </table:table-cell>
        </table:table-row>
        <table:table-row>
          <table:table-cell table:style-name="Table1.A3" office:value-type="string">
            <text:p text:style-name="P6">Remember what you are willing</text:p>
          </table:table-cell>
          <table:table-cell table:style-name="Table1.A3" office:value-type="string">
            <text:p text:style-name="P6">Understand what you are willing</text:p>
          </table:table-cell>
          <table:table-cell table:style-name="Table1.A2" office:value-type="string">
            <text:p text:style-name="P33">To: Will or Desire something</text:p>
          </table:table-cell>
        </table:table-row>
        <table:table-row>
          <table:table-cell table:style-name="Table1.A2" table:number-columns-spanned="3" office:value-type="string">
            <text:p text:style-name="P7">These acts can never be fully separated, so too with God.</text:p>
            <text:p text:style-name="P8">Inseparable in what they do. </text:p>
            <text:p text:style-name="P8">Single divine operation, shows forth what is proper to him in the Trinity. </text:p>
            <text:p text:style-name="P9">Especially: Son’s Incarnation and the gift of the Holy Spirit. 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1">奧氏在討論三一神位格時強調：三一神的位格在神格裡關係密切。祂們本體相同，但因子從父生，所以子稱為子，父稱為父；聖靈又從父子而出，是父子的共同恩賜及溝通，因此有稱謂的區別。</text:p>
            <text:p text:style-name="P11">奧氏說：聖父、聖子、聖靈是完全處於平等地位。在三位一體中沒有先後及高低的分別。聖子也完全是上帝，祂不同的特性是永遠為聖父所生。</text:p>
            <text:p text:style-name="P11">奧氏在討論聖靈的位格時，肯定聖靈也完全是上帝，祂的特性是從父子而出（拉丁文filioque），是父子的「互愛」，是結合祂們的同質繫帶。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0">Father in Creation</text:p>
          </table:table-cell>
          <table:table-cell table:style-name="Table1.A3" office:value-type="string">
            <text:p text:style-name="P10">Son on the Cross</text:p>
          </table:table-cell>
          <table:table-cell table:style-name="Table1.A2" office:value-type="string">
            <text:p text:style-name="P10">Spirit at Pentecost</text:p>
          </table:table-cell>
        </table:table-row>
        <table:table-row>
          <table:table-cell table:style-name="Table1.A2" table:number-columns-spanned="3" office:value-type="string">
            <text:p text:style-name="P12">Never divorce each other.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3">Father reveals Son</text:p>
          </table:table-cell>
          <table:table-cell table:style-name="Table1.A3" office:value-type="string">
            <text:p text:style-name="P13">Son reveals Father</text:p>
          </table:table-cell>
          <table:table-cell table:style-name="Table1.A2" office:value-type="string">
            <text:p text:style-name="P13">Father and Son are <text:soft-page-break/>revealed by the Holy Spirit</text:p>
          </table:table-cell>
        </table:table-row>
        <table:table-row>
          <table:table-cell table:style-name="Table1.A2" table:number-columns-spanned="3" office:value-type="string">
            <text:p text:style-name="P34"><text:span text:style-name="T6">The persons of the Trinity(hypostases) are likened</text:span><text:span text:style-name="T14">把…比作</text:span><text:span text:style-name="T6"> to primary substances. </text:span></text:p>
            <text:p text:style-name="P34"><text:span text:style-name="T6">此著名的從父、子而出的教義廣被西方教會接受，卻被東方教會拒絕。其原因不完全是思想不同，乃是教權及尊重的問題。</text:span></text:p>
            <text:p text:style-name="P30"><text:span text:style-name="T7">Rational part of Human soul: by mind, </text:span><text:span text:style-name="T15">knowledge knows itself, love loves itself. </text:span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7">Trinity of God <text:span text:style-name="T18">and Trinity of Lover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4">Father</text:p>
          </table:table-cell>
          <table:table-cell table:style-name="Table1.A3" office:value-type="string">
            <text:p text:style-name="P14">Son</text:p>
          </table:table-cell>
          <table:table-cell table:style-name="Table1.A2" office:value-type="string">
            <text:p text:style-name="P14">Spirit</text:p>
          </table:table-cell>
        </table:table-row>
        <table:table-row>
          <table:table-cell table:style-name="Table1.A3" office:value-type="string">
            <text:p text:style-name="P15">Unoriginate</text:p>
          </table:table-cell>
          <table:table-cell table:style-name="Table1.A3" office:value-type="string">
            <text:p text:style-name="P15"><text:span text:style-name="T22">only-</text:span>Begotten </text:p>
          </table:table-cell>
          <table:table-cell table:style-name="Table1.A2" office:value-type="string">
            <text:p text:style-name="P15"><text:span text:style-name="T23">Gift of God, </text:span>Proceed<text:span text:style-name="T13">s from God the Father and the Son. </text:span></text:p>
          </table:table-cell>
        </table:table-row>
        <table:table-row>
          <table:table-cell table:style-name="Table1.A3" office:value-type="string">
            <text:p text:style-name="P16">Lover </text:p>
          </table:table-cell>
          <table:table-cell table:style-name="Table1.A3" office:value-type="string">
            <text:p text:style-name="P16">Beloved </text:p>
          </table:table-cell>
          <table:table-cell table:style-name="Table1.A2" office:value-type="string">
            <text:p text:style-name="P16">Love that binds them together into one. </text:p>
          </table:table-cell>
        </table:table-row>
        <table:table-row>
          <table:table-cell table:style-name="Table1.A2" table:number-columns-spanned="3" office:value-type="string">
            <text:p text:style-name="P20">Trinity of Mind, Knowledge, and Love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8">Mind</text:p>
          </table:table-cell>
          <table:table-cell table:style-name="Table1.A3" office:value-type="string">
            <text:p text:style-name="P18">Knowledge</text:p>
          </table:table-cell>
          <table:table-cell table:style-name="Table1.A2" office:value-type="string">
            <text:p text:style-name="P18">Love</text:p>
          </table:table-cell>
        </table:table-row>
        <table:table-row>
          <table:table-cell table:style-name="Table1.A2" table:number-columns-spanned="3" office:value-type="string">
            <text:p text:style-name="P19">Mind knows itself, and loves itself. <text:span text:style-name="T19">Those three are inseparable from another. </text:span></text:p>
            <text:p text:style-name="P21">Each of them is a substance, all together are one essence. 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">奧氏從他的人格形上學發展出三個階段的人類比三一的組合：1.〈心靈，心靈對自己的知識， 心靈對自己的愛〉 2. 〈心靈已存的的知識記憶，心靈對自己的悟性瞭解，自知所產生的意志行動〉3.〈 心靈記憶，認識，愛神本身〉。這三組類比都是從一〈一個生命、一個心靈及一個本質〉出發的三個真實因素，且彼此相連。奧氏自己最滿意的則是第三組類比。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22">Principle of the Godhead</text:p>
          </table:table-cell>
          <table:table-cell table:style-name="Table1.A3" office:value-type="string">
            <text:p text:style-name="P22"><text:span text:style-name="T20">Receives the Godhead entirely from the Father, </text:span>OF GOD:</text:p>
            <text:p text:style-name="P22">God of God, True light of <text:span text:style-name="T21">true</text:span> light, wisdom of wisdom, Word of Word. </text:p>
          </table:table-cell>
          <table:table-cell table:style-name="Table1.A2" office:value-type="string">
            <text:p text:style-name="P23">Proceeds from God the Father, receives everything of the Father. </text:p>
            <text:p text:style-name="P24">Also proceeds from the Son. </text:p>
          </table:table-cell>
        </table:table-row>
        <table:table-row>
          <table:table-cell table:style-name="Table1.A2" table:number-columns-spanned="3" office:value-type="string">
            <text:p text:style-name="P25">Every action of God: </text:p>
            <text:p text:style-name="P25"><text:span text:style-name="T24">Is the action of Trinity. </text:span></text:p>
            <text:p text:style-name="P26">Is the action of each person within it. </text:p>
            <text:p text:style-name="P26">e.g., creation and redemption. 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5"><text:span text:style-name="T8">God is God’s own essence </text:span><text:span text:style-name="T9">simply and immutably</text:span><text:span text:style-name="T14">不可改变的</text:span><text:span text:style-name="T9">, </text:span></text:p>
            <text:p text:style-name="P27">Not “God is wise”, but God is God’s own wisdom. </text:p>
            <text:p text:style-name="P28">“To be” and “To be wise” are one and the same. </text:p>
            <text:p text:style-name="P28">“To be” and “To be just” are one and the same. </text:p>
            <text:p text:style-name="P29">“To be” and “To be almight” are one and the same. </text:p>
            <text:p text:style-name="P29">אֶהְיֶה אֲשֶׁר אֶהְיֶה, יהוה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ext:soft-page-break/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, Verdana, 'Lucida Sans Unicode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icrosoft Ya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Microsoft Ya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2:45:37.527071344</meta:creation-date>
    <dc:date>2021-04-28T15:34:37.845593502</dc:date>
    <meta:editing-duration>PT1H28M6S</meta:editing-duration>
    <meta:editing-cycles>111</meta:editing-cycles>
    <meta:generator>LibreOffice/6.0.6.2$Linux_X86_64 LibreOffice_project/00m0$Build-2</meta:generator>
    <meta:document-statistic meta:table-count="1" meta:image-count="0" meta:object-count="0" meta:page-count="3" meta:paragraph-count="71" meta:word-count="890" meta:character-count="2965" meta:non-whitespace-character-count="2570"/>
  </office:meta>
</office:document-meta>
</file>